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UMing CN1" svg:font-family="'AR PL UMing CN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34c" officeooo:paragraph-rsid="0011934c"/>
    </style:style>
    <style:style style:name="P2" style:family="paragraph" style:parent-style-name="Standard">
      <style:text-properties fo:font-weight="bold" officeooo:rsid="001208a6" officeooo:paragraph-rsid="001208a6" style:font-weight-asian="bold" style:font-weight-complex="bold"/>
    </style:style>
    <style:style style:name="P3" style:family="paragraph" style:parent-style-name="Standard">
      <style:text-properties fo:font-weight="bold" officeooo:rsid="0013f78c" officeooo:paragraph-rsid="0013f78c" style:font-weight-asian="bold" style:font-weight-complex="bold"/>
    </style:style>
    <style:style style:name="P4" style:family="paragraph" style:parent-style-name="Standard">
      <style:text-properties officeooo:rsid="001208a6" officeooo:paragraph-rsid="001208a6"/>
    </style:style>
    <style:style style:name="P5" style:family="paragraph" style:parent-style-name="Standard">
      <style:text-properties fo:font-size="16pt" fo:font-weight="bold" officeooo:rsid="0011934c" officeooo:paragraph-rsid="001208a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bold" officeooo:rsid="0011934c" officeooo:paragraph-rsid="001208a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tyle="normal" officeooo:rsid="001208a6" officeooo:paragraph-rsid="001208a6" style:font-style-asian="normal" style:font-style-complex="normal"/>
    </style:style>
    <style:style style:name="P8" style:family="paragraph" style:parent-style-name="Standard">
      <style:text-properties fo:font-weight="normal" officeooo:rsid="0013f78c" officeooo:paragraph-rsid="0013f78c" style:font-weight-asian="normal" style:font-weight-complex="normal"/>
    </style:style>
    <style:style style:name="P9" style:family="paragraph" style:parent-style-name="Standard">
      <style:text-properties fo:font-weight="normal" officeooo:rsid="0013f78c" officeooo:paragraph-rsid="0014e9b1" style:font-weight-asian="normal" style:font-weight-complex="normal"/>
    </style:style>
    <style:style style:name="T1" style:family="text">
      <style:text-properties fo:color="#009900"/>
    </style:style>
    <style:style style:name="T2" style:family="text">
      <style:text-properties fo:color="#ff6600"/>
    </style:style>
    <style:style style:name="T3" style:family="text">
      <style:text-properties fo:color="#cc0000"/>
    </style:style>
    <style:style style:name="T4" style:family="text">
      <style:text-properties fo:color="#cc0000" officeooo:rsid="0013f78c"/>
    </style:style>
    <style:style style:name="T5" style:family="text">
      <style:text-properties officeooo:rsid="0013f78c"/>
    </style:style>
    <style:style style:name="T6" style:family="text">
      <style:text-properties fo:color="#009933"/>
    </style:style>
    <style:style style:name="T7" style:family="text">
      <style:text-properties fo:color="#000000"/>
    </style:style>
    <style:style style:name="T8" style:family="text">
      <style:text-properties fo:color="#000000" officeooo:rsid="0013f78c"/>
    </style:style>
    <style:style style:name="T9" style:family="text">
      <style:text-properties officeooo:rsid="0014e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other Dawn Engine</text:p>
      <text:p text:style-name="P6">Technical Description</text:p>
      <text:p text:style-name="P1"/>
      <text:p text:style-name="P4"><text:span text:style-name="T1">Green</text:span><text:span text:style-name="T7">/</text:span><text:span text:style-name="T8">Black</text:span> = implemented, <text:span text:style-name="T2">Orange</text:span> = WIP, <text:span text:style-name="T3">Red</text:span> = not implemented</text:p>
      <text:p text:style-name="P4"/>
      <text:p text:style-name="P3">Theory of Operation</text:p>
      <text:p text:style-name="P8"/>
      <text:p text:style-name="P9">Each <text:span text:style-name="Source_20_Text">world</text:span> is made up of many different <text:span text:style-name="Source_20_Text">areas</text:span>. <text:span text:style-name="T9">An </text:span><text:span text:style-name="Source_20_Text"><text:span text:style-name="T9">area</text:span></text:span><text:span text:style-name="T9"> is a small chunk of the </text:span><text:span text:style-name="Source_20_Text"><text:span text:style-name="T9">world</text:span></text:span><text:span text:style-name="T9">, housing the </text:span><text:span text:style-name="Source_20_Text"><text:span text:style-name="T9">objects</text:span></text:span><text:span text:style-name="T9"> that make up the game. Each </text:span><text:span text:style-name="Source_20_Text"><text:span text:style-name="T9">object</text:span></text:span><text:span text:style-name="T9"> is a table usually including the following variables: </text:span><text:span text:style-name="Source_20_Text"><text:span text:style-name="T9">x</text:span></text:span><text:span text:style-name="T9">, </text:span><text:span text:style-name="Source_20_Text"><text:span text:style-name="T9">y</text:span></text:span><text:span text:style-name="T9">: x and y position of the </text:span><text:span text:style-name="Source_20_Text"><text:span text:style-name="T9">object</text:span></text:span><text:span text:style-name="T9"> based on the </text:span><text:span text:style-name="Source_20_Text"><text:span text:style-name="T9">area</text:span></text:span><text:span text:style-name="T9"> position.</text:span></text:p>
      <text:p text:style-name="P4"/>
      <text:p text:style-name="P2">Important Functions</text:p>
      <text:p text:style-name="P4"/>
      <text:p text:style-name="P7"><text:span text:style-name="Source_20_Text"><text:span text:style-name="T6">mapHandler.loadWorld(worldIndexFile, worldImageFile, </text:span></text:span><text:span text:style-name="Source_20_Text"><text:span text:style-name="T4">worldScriptFile</text:span></text:span><text:span text:style-name="Source_20_Text"><text:span text:style-name="T6">)</text:span></text:span></text:p>
      <text:p text:style-name="P4">Loads <text:span text:style-name="T5">the </text:span>world index file, containing file paths for all areas in world, <text:span text:style-name="T5">and the world image file containing file paths for all world-dependent ima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UMing CN1" svg:font-family="'AR PL UMing CN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CN1" style:font-family-asian="'AR PL UMing CN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6:52:13.254966479</meta:creation-date>
    <dc:date>2017-04-03T17:44:11.981026232</dc:date>
    <meta:editing-duration>PT9M58S</meta:editing-duration>
    <meta:editing-cycles>1</meta:editing-cycles>
    <meta:document-statistic meta:table-count="0" meta:image-count="0" meta:object-count="0" meta:page-count="1" meta:paragraph-count="8" meta:word-count="98" meta:character-count="620" meta:non-whitespace-character-count="530"/>
    <meta:generator>LibreOffice/5.3.1.2$Linux_X86_64 LibreOffice_project/30m0$Build-2</meta:generator>
  </office:meta>
</office:document-meta>
</file>